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2pt"/>
    </style:style>
    <style:style style:name="T2" style:family="text">
      <style:text-properties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2.123cm" svg:height="1cm" svg:x="0.083cm" svg:y="1.128cm">
          <text:p text:style-name="P1"><text:span text:style-name="T1">s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0.55cm" svg:y1="0.086cm" svg:x2="1.144cm" svg:y2="1.128cm" draw:end-shape="id1" draw:end-glue-point="0">
          <text:p/>
        </draw:connector>
        <draw:g draw:id="id3">
          <draw:custom-shape draw:style-name="gr3" draw:text-style-name="P3" draw:layer="layout" svg:width="2cm" svg:height="1cm" svg:x="10.206cm" svg:y="1.1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1.8cm" svg:height="0.834cm" svg:x="10.306cm" svg:y="1.211cm">
            <text:p text:style-name="P3"><text:span text:style-name="T2">s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line" svg:x1="2.206cm" svg:y1="1.628cm" svg:x2="5.135cm" svg:y2="1.628cm" draw:start-shape="id1" draw:start-glue-point="1" draw:end-shape="id2" draw:end-glue-point="3">
          <text:p/>
        </draw:connector>
        <draw:connector draw:style-name="gr2" draw:text-style-name="P2" draw:layer="layout" draw:type="line" svg:x1="7.135cm" svg:y1="1.628cm" svg:x2="10.206cm" svg:y2="1.628cm" draw:start-shape="id2" draw:start-glue-point="1" draw:end-shape="id3" draw:end-glue-point="3">
          <text:p/>
        </draw:connector>
        <draw:frame draw:style-name="gr5" draw:layer="layout" svg:width="1.2cm" svg:height="1.567cm" svg:x="2.791cm" svg:y="0.7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draw:id="id2">
          <draw:custom-shape draw:style-name="gr6" draw:text-style-name="P3" draw:layer="layout" svg:width="2cm" svg:height="1cm" svg:x="5.135cm" svg:y="1.1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1.8cm" svg:height="0.834cm" svg:x="5.235cm" svg:y="1.211cm">
            <text:p text:style-name="P3"><text:span text:style-name="T2">s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curve" draw:line-skew="-0.107cm -0.359cm" svg:x1="7.135cm" svg:y1="1.628cm" svg:x2="6.135cm" svg:y2="1.128cm" draw:start-shape="id2" draw:start-glue-point="1" draw:end-shape="id2" draw:end-glue-point="0">
          <text:p/>
        </draw:connector>
        <draw:frame draw:style-name="gr5" draw:layer="layout" svg:width="0.426cm" svg:height="0.502cm" svg:x="7.506cm" svg:y="0.1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1.221cm" svg:height="1.551cm" svg:x="8.255cm" svg:y="0.79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3cm" fo:page-height="2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6-04-21T08:15:04</meta:creation-date>
    <dc:creator>Julien Ponge</dc:creator>
    <dc:date>2008-03-25T10:02:09</dc:date>
    <meta:editing-cycles>40</meta:editing-cycles>
    <meta:editing-duration>PT1H33M3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i>a</math:mi>
      </math:mtr>
      <math:mtr/>
      <math:mtr>
        <math:mrow>
          <math:mi>x</math:mi>
          <math:mrow>
            <math:mi>:</math:mi>
            <math:mo math:stretchy="false">=</math:mo>
            <math:mn>0</math:mn>
          </math:mrow>
        </math:mrow>
      </math:mtr>
    </math:mtable>
    <math:annotation math:encoding="StarMath 5.0">a newline newline
x :=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i>a</math:mi>
      </math:mtr>
      <math:mtr/>
      <math:mtr>
        <math:mrow>
          <math:mi>x</math:mi>
          <math:mo math:stretchy="false">&lt;</math:mo>
          <math:mn>10</math:mn>
        </math:mrow>
      </math:mtr>
    </math:mtable>
    <math:annotation math:encoding="StarMath 5.0">a newline newline x &lt; 10</math:annotation>
  </math:semantics>
</math:math>
</file>